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9.89cm" svg:y="1.635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16.875cm" svg:y="4.175cm">
          <text:p text:style-name="P1"><text:span text:style-name="T1">Gestion cli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3.54cm" svg:y="4.175cm">
          <text:p text:style-name="P1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7.35cm" svg:y="4.175cm">
          <text:p text:style-name="P1"><text:span text:style-name="T1">C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3.065cm" svg:y="4.175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6cm" svg:y1="2.905cm" svg:x2="4.81cm" svg:y2="4.175cm" draw:start-shape="id1" draw:start-glue-point="2" draw:end-shape="id2" svg:d="M11160 2905v635h-6350v635" svg:viewBox="0 0 6351 1271">
          <text:p/>
        </draw:connector>
        <draw:connector draw:style-name="gr2" draw:text-style-name="P1" draw:layer="layout" svg:x1="8.62cm" svg:y1="4.175cm" svg:x2="11.16cm" svg:y2="2.905cm" draw:start-shape="id3" draw:start-glue-point="0" draw:end-shape="id1" svg:d="M8620 4175v-635h2540v-635" svg:viewBox="0 0 2541 1271">
          <text:p/>
        </draw:connector>
        <draw:connector draw:style-name="gr2" draw:text-style-name="P1" draw:layer="layout" svg:x1="14.335cm" svg:y1="4.175cm" svg:x2="11.16cm" svg:y2="2.905cm" draw:start-shape="id4" draw:end-shape="id1" draw:end-glue-point="2" svg:d="M14335 4175v-635h-3175v-635" svg:viewBox="0 0 3176 1271">
          <text:p/>
        </draw:connector>
        <draw:connector draw:style-name="gr2" draw:text-style-name="P1" draw:layer="layout" svg:x1="18.145cm" svg:y1="4.175cm" svg:x2="11.16cm" svg:y2="2.905cm" draw:start-shape="id5" draw:end-shape="id1" draw:end-glue-point="2" svg:d="M18145 4175v-635h-6985v-635" svg:viewBox="0 0 698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36:46.250659191</meta:creation-date>
    <dc:date>2015-05-24T17:13:52.430735025</dc:date>
    <meta:editing-duration>PT37M6S</meta:editing-duration>
    <meta:editing-cycles>2</meta:editing-cycles>
    <meta:generator>LibreOffice/4.3.7.2$Linux_X86_64 LibreOffice_project/430m0$Build-2</meta:generator>
    <meta:document-statistic meta:object-count="9"/>
  </office:meta>
</office:document-meta>
</file>